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number:number-style style:name="N10107P0" style:volatile="true" number:language="en" number:country="US">
      <number:number number:decimal-places="2" number:min-integer-digits="1" number:grouping="true"/>
      <number:text> </number:text>
    </number:number-style>
    <number:number-style style:name="N1010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07P0"/>
    </number:number-style>
    <style:style style:name="ce1" style:family="table-cell" style:parent-style-name="Default" style:data-style-name="N10107"/>
    <style:style style:name="ce2" style:family="table-cell" style:parent-style-name="Default" style:data-style-name="N1000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BehaviorSpace results (NetLogo 5.0.2)</text:p>
          </table:table-cell>
          <table:table-cell table:number-columns-repeated="1023"/>
        </table:table-row>
        <table:table-row table:style-name="ro1">
          <table:table-cell office:value-type="string">
            <text:p>BusinessInvestor.nlogo</text:p>
          </table:table-cell>
          <table:table-cell table:number-columns-repeated="1023"/>
        </table:table-row>
        <table:table-row table:style-name="ro1">
          <table:table-cell office:value-type="string">
            <text:p>variando sensingRadius</text:p>
          </table:table-cell>
          <table:table-cell table:number-columns-repeated="1023"/>
        </table:table-row>
        <table:table-row table:style-name="ro1">
          <table:table-cell office:value-type="string">
            <text:p>11/23/2012 17:42:08:507 -0600</text:p>
          </table:table-cell>
          <table:table-cell table:number-columns-repeated="1023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1020"/>
        </table:table-row>
        <table:table-row table:style-name="ro1">
          <table:table-cell office:value-type="float" office:value="0">
            <text:p>0.00 </text:p>
          </table:table-cell>
          <table:table-cell office:value-type="float" office:value="19">
            <text:p>19.00 </text:p>
          </table:table-cell>
          <table:table-cell office:value-type="float" office:value="0">
            <text:p>0.00 </text:p>
          </table:table-cell>
          <table:table-cell office:value-type="float" office:value="19">
            <text:p>19.00 </text:p>
          </table:table-cell>
          <table:table-cell table:number-columns-repeated="1020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.00 </text:p>
          </table:table-cell>
          <table:table-cell office:value-type="float" office:value="2">
            <text:p>2.00 </text:p>
          </table:table-cell>
          <table:table-cell office:value-type="float" office:value="3">
            <text:p>3.00 </text:p>
          </table:table-cell>
          <table:table-cell office:value-type="float" office:value="4">
            <text:p>4.00 </text:p>
          </table:table-cell>
          <table:table-cell office:value-type="float" office:value="5">
            <text:p>5.00 </text:p>
          </table:table-cell>
          <table:table-cell office:value-type="float" office:value="6">
            <text:p>6.00 </text:p>
          </table:table-cell>
          <table:table-cell office:value-type="float" office:value="7">
            <text:p>7.00 </text:p>
          </table:table-cell>
          <table:table-cell office:value-type="float" office:value="8">
            <text:p>8.00 </text:p>
          </table:table-cell>
          <table:table-cell office:value-type="float" office:value="9">
            <text:p>9.00 </text:p>
          </table:table-cell>
          <table:table-cell office:value-type="float" office:value="10">
            <text:p>10.00 </text:p>
          </table:table-cell>
          <table:table-cell table:number-columns-repeated="1013"/>
        </table:table-row>
        <table:table-row table:style-name="ro1">
          <table:table-cell office:value-type="string">
            <text:p>sensingRadius</text:p>
          </table:table-cell>
          <table:table-cell office:value-type="float" office:value="1">
            <text:p>1.00 </text:p>
          </table:table-cell>
          <table:table-cell office:value-type="float" office:value="2">
            <text:p>2.00 </text:p>
          </table:table-cell>
          <table:table-cell office:value-type="float" office:value="3">
            <text:p>3.00 </text:p>
          </table:table-cell>
          <table:table-cell office:value-type="float" office:value="4">
            <text:p>4.00 </text:p>
          </table:table-cell>
          <table:table-cell office:value-type="float" office:value="5">
            <text:p>5.00 </text:p>
          </table:table-cell>
          <table:table-cell office:value-type="float" office:value="6">
            <text:p>6.00 </text:p>
          </table:table-cell>
          <table:table-cell office:value-type="float" office:value="7">
            <text:p>7.00 </text:p>
          </table:table-cell>
          <table:table-cell office:value-type="float" office:value="8">
            <text:p>8.00 </text:p>
          </table:table-cell>
          <table:table-cell office:value-type="float" office:value="9">
            <text:p>9.00 </text:p>
          </table:table-cell>
          <table:table-cell office:value-type="float" office:value="10">
            <text:p>10.00 </text:p>
          </table:table-cell>
          <table:table-cell table:number-columns-repeated="1013"/>
        </table:table-row>
        <table:table-row table:style-name="ro1">
          <table:table-cell office:value-type="string">
            <text:p>[reporter]</text:p>
          </table:table-cell>
          <table:table-cell table:number-columns-repeated="10" office:value-type="string">
            <text:p>mean [w] of turtles</text:p>
          </table:table-cell>
          <table:table-cell table:number-columns-repeated="1013"/>
        </table:table-row>
        <table:table-row table:style-name="ro1">
          <table:table-cell office:value-type="string">
            <text:p>[final]</text:p>
          </table:table-cell>
          <table:table-cell table:style-name="ce2" office:value-type="string">
            <text:p>179556.67</text:p>
          </table:table-cell>
          <table:table-cell office:value-type="string">
            <text:p>184111.52</text:p>
          </table:table-cell>
          <table:table-cell office:value-type="string">
            <text:p>184125.21</text:p>
          </table:table-cell>
          <table:table-cell office:value-type="string">
            <text:p>182562.27</text:p>
          </table:table-cell>
          <table:table-cell office:value-type="string">
            <text:p>179831.73</text:p>
          </table:table-cell>
          <table:table-cell office:value-type="string">
            <text:p>181157.88</text:p>
          </table:table-cell>
          <table:table-cell office:value-type="string">
            <text:p>180013.06</text:p>
          </table:table-cell>
          <table:table-cell office:value-type="string">
            <text:p>180398.95</text:p>
          </table:table-cell>
          <table:table-cell office:value-type="string">
            <text:p>182746.47</text:p>
          </table:table-cell>
          <table:table-cell office:value-type="string">
            <text:p>185460.75</text:p>
          </table:table-cell>
          <table:table-cell table:number-columns-repeated="1013"/>
        </table:table-row>
        <table:table-row table:style-name="ro1">
          <table:table-cell office:value-type="string">
            <text:p>[min]</text:p>
          </table:table-cell>
          <table:table-cell table:number-columns-repeated="10" office:value-type="float" office:value="0">
            <text:p>0.00 </text:p>
          </table:table-cell>
          <table:table-cell table:number-columns-repeated="1013"/>
        </table:table-row>
        <table:table-row table:style-name="ro1">
          <table:table-cell office:value-type="string">
            <text:p>[max]</text:p>
          </table:table-cell>
          <table:table-cell office:value-type="string">
            <text:p>179556.67</text:p>
          </table:table-cell>
          <table:table-cell office:value-type="string">
            <text:p>184111.52</text:p>
          </table:table-cell>
          <table:table-cell office:value-type="string">
            <text:p>184125.21</text:p>
          </table:table-cell>
          <table:table-cell office:value-type="string">
            <text:p>182562.27</text:p>
          </table:table-cell>
          <table:table-cell office:value-type="string">
            <text:p>179831.73</text:p>
          </table:table-cell>
          <table:table-cell office:value-type="string">
            <text:p>181157.88</text:p>
          </table:table-cell>
          <table:table-cell office:value-type="string">
            <text:p>180013.06</text:p>
          </table:table-cell>
          <table:table-cell office:value-type="string">
            <text:p>180398.95</text:p>
          </table:table-cell>
          <table:table-cell office:value-type="string">
            <text:p>182746.47</text:p>
          </table:table-cell>
          <table:table-cell office:value-type="string">
            <text:p>185460.75</text:p>
          </table:table-cell>
          <table:table-cell table:number-columns-repeated="1013"/>
        </table:table-row>
        <table:table-row table:style-name="ro1">
          <table:table-cell office:value-type="string">
            <text:p>[mean]</text:p>
          </table:table-cell>
          <table:table-cell office:value-type="string">
            <text:p>93032.4976</text:p>
          </table:table-cell>
          <table:table-cell office:value-type="string">
            <text:p>95717.1884</text:p>
          </table:table-cell>
          <table:table-cell office:value-type="string">
            <text:p>95719.0784</text:p>
          </table:table-cell>
          <table:table-cell office:value-type="string">
            <text:p>94656.80200000001</text:p>
          </table:table-cell>
          <table:table-cell office:value-type="float" office:value="93130662">
            <text:p>93,130,662.00 </text:p>
          </table:table-cell>
          <table:table-cell office:value-type="float" office:value="93809148">
            <text:p>93,809,148.00 </text:p>
          </table:table-cell>
          <table:table-cell office:value-type="string">
            <text:p>92737.68</text:p>
          </table:table-cell>
          <table:table-cell office:value-type="string">
            <text:p>93803.06</text:p>
          </table:table-cell>
          <table:table-cell office:value-type="string">
            <text:p>94543.7656</text:p>
          </table:table-cell>
          <table:table-cell office:value-type="string">
            <text:p>95360.2048</text:p>
          </table:table-cell>
          <table:table-cell table:number-columns-repeated="1013"/>
        </table:table-row>
        <table:table-row table:style-name="ro1">
          <table:table-cell office:value-type="string">
            <text:p>[steps]</text:p>
          </table:table-cell>
          <table:table-cell table:number-columns-repeated="10" office:value-type="float" office:value="24">
            <text:p>24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all run data]</text:p>
          </table:table-cell>
          <table:table-cell table:number-columns-repeated="10" office:value-type="string">
            <text:p>mean [w] of turtles</text:p>
          </table:table-cell>
          <table:table-cell table:number-columns-repeated="1013"/>
        </table:table-row>
        <table:table-row table:style-name="ro1">
          <table:table-cell/>
          <table:table-cell table:number-columns-repeated="10" office:value-type="float" office:value="0">
            <text:p>0.00 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8288.32</text:p>
          </table:table-cell>
          <table:table-cell office:value-type="string">
            <text:p>8160.72</text:p>
          </table:table-cell>
          <table:table-cell office:value-type="string">
            <text:p>8400.21</text:p>
          </table:table-cell>
          <table:table-cell office:value-type="string">
            <text:p>8157.27</text:p>
          </table:table-cell>
          <table:table-cell office:value-type="string">
            <text:p>7941.69</text:p>
          </table:table-cell>
          <table:table-cell office:value-type="string">
            <text:p>8495.82</text:p>
          </table:table-cell>
          <table:table-cell office:value-type="string">
            <text:p>7919.4</text:p>
          </table:table-cell>
          <table:table-cell office:value-type="string">
            <text:p>8577.32</text:p>
          </table:table-cell>
          <table:table-cell office:value-type="string">
            <text:p>8211.42</text:p>
          </table:table-cell>
          <table:table-cell office:value-type="string">
            <text:p>8479.3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6580.74</text:p>
          </table:table-cell>
          <table:table-cell office:value-type="string">
            <text:p>16925.55</text:p>
          </table:table-cell>
          <table:table-cell office:value-type="string">
            <text:p>16946.65</text:p>
          </table:table-cell>
          <table:table-cell office:value-type="string">
            <text:p>16596.9</text:p>
          </table:table-cell>
          <table:table-cell office:value-type="string">
            <text:p>16449.48</text:p>
          </table:table-cell>
          <table:table-cell office:value-type="string">
            <text:p>16511.87</text:p>
          </table:table-cell>
          <table:table-cell office:value-type="string">
            <text:p>16254.23</text:p>
          </table:table-cell>
          <table:table-cell office:value-type="string">
            <text:p>16953.92</text:p>
          </table:table-cell>
          <table:table-cell office:value-type="string">
            <text:p>16523.13</text:p>
          </table:table-cell>
          <table:table-cell office:value-type="string">
            <text:p>16752.6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24816.98</text:p>
          </table:table-cell>
          <table:table-cell office:value-type="string">
            <text:p>25631.67</text:p>
          </table:table-cell>
          <table:table-cell office:value-type="string">
            <text:p>25652.8</text:p>
          </table:table-cell>
          <table:table-cell office:value-type="string">
            <text:p>24704.76</text:p>
          </table:table-cell>
          <table:table-cell office:value-type="string">
            <text:p>24975.48</text:p>
          </table:table-cell>
          <table:table-cell office:value-type="string">
            <text:p>24990.06</text:p>
          </table:table-cell>
          <table:table-cell office:value-type="string">
            <text:p>24075.44</text:p>
          </table:table-cell>
          <table:table-cell office:value-type="string">
            <text:p>25202.56</text:p>
          </table:table-cell>
          <table:table-cell office:value-type="string">
            <text:p>25110.8</text:p>
          </table:table-cell>
          <table:table-cell office:value-type="string">
            <text:p>25422.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33177.29</text:p>
          </table:table-cell>
          <table:table-cell office:value-type="string">
            <text:p>34163.44</text:p>
          </table:table-cell>
          <table:table-cell office:value-type="string">
            <text:p>34184.39</text:p>
          </table:table-cell>
          <table:table-cell office:value-type="string">
            <text:p>33073.29</text:p>
          </table:table-cell>
          <table:table-cell office:value-type="string">
            <text:p>33243.91</text:p>
          </table:table-cell>
          <table:table-cell office:value-type="string">
            <text:p>33101.74</text:p>
          </table:table-cell>
          <table:table-cell office:value-type="string">
            <text:p>32272.99</text:p>
          </table:table-cell>
          <table:table-cell office:value-type="string">
            <text:p>33478.82</text:p>
          </table:table-cell>
          <table:table-cell office:value-type="string">
            <text:p>33521.1</text:p>
          </table:table-cell>
          <table:table-cell office:value-type="string">
            <text:p>33451.5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41001.79</text:p>
          </table:table-cell>
          <table:table-cell office:value-type="string">
            <text:p>42476.53</text:p>
          </table:table-cell>
          <table:table-cell office:value-type="string">
            <text:p>42480.53</text:p>
          </table:table-cell>
          <table:table-cell office:value-type="string">
            <text:p>41141.29</text:p>
          </table:table-cell>
          <table:table-cell office:value-type="string">
            <text:p>41294.99</text:p>
          </table:table-cell>
          <table:table-cell office:value-type="string">
            <text:p>41265.05</text:p>
          </table:table-cell>
          <table:table-cell office:value-type="string">
            <text:p>40418.35</text:p>
          </table:table-cell>
          <table:table-cell office:value-type="string">
            <text:p>41588.99</text:p>
          </table:table-cell>
          <table:table-cell office:value-type="string">
            <text:p>41780.48</text:p>
          </table:table-cell>
          <table:table-cell office:value-type="string">
            <text:p>41381.9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49032.83</text:p>
          </table:table-cell>
          <table:table-cell office:value-type="string">
            <text:p>50749.33</text:p>
          </table:table-cell>
          <table:table-cell office:value-type="string">
            <text:p>50743.13</text:p>
          </table:table-cell>
          <table:table-cell office:value-type="string">
            <text:p>49456.42</text:p>
          </table:table-cell>
          <table:table-cell office:value-type="string">
            <text:p>49259.31</text:p>
          </table:table-cell>
          <table:table-cell office:value-type="string">
            <text:p>49268.08</text:p>
          </table:table-cell>
          <table:table-cell office:value-type="string">
            <text:p>48353.39</text:p>
          </table:table-cell>
          <table:table-cell office:value-type="string">
            <text:p>49743.33</text:p>
          </table:table-cell>
          <table:table-cell office:value-type="string">
            <text:p>49978.65</text:p>
          </table:table-cell>
          <table:table-cell office:value-type="string">
            <text:p>49585.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56991.86</text:p>
          </table:table-cell>
          <table:table-cell office:value-type="string">
            <text:p>59041.79</text:p>
          </table:table-cell>
          <table:table-cell office:value-type="string">
            <text:p>58977.73</text:p>
          </table:table-cell>
          <table:table-cell office:value-type="string">
            <text:p>57513.19</text:p>
          </table:table-cell>
          <table:table-cell office:value-type="string">
            <text:p>57418.95</text:p>
          </table:table-cell>
          <table:table-cell office:value-type="string">
            <text:p>57235.18</text:p>
          </table:table-cell>
          <table:table-cell office:value-type="string">
            <text:p>56275.62</text:p>
          </table:table-cell>
          <table:table-cell office:value-type="string">
            <text:p>57790.9</text:p>
          </table:table-cell>
          <table:table-cell office:value-type="string">
            <text:p>57759.44</text:p>
          </table:table-cell>
          <table:table-cell office:value-type="string">
            <text:p>57540.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64697.98</text:p>
          </table:table-cell>
          <table:table-cell office:value-type="string">
            <text:p>66818.21</text:p>
          </table:table-cell>
          <table:table-cell office:value-type="string">
            <text:p>66767.82</text:p>
          </table:table-cell>
          <table:table-cell office:value-type="string">
            <text:p>65415.79</text:p>
          </table:table-cell>
          <table:table-cell office:value-type="string">
            <text:p>65219.78</text:p>
          </table:table-cell>
          <table:table-cell office:value-type="string">
            <text:p>64901.9</text:p>
          </table:table-cell>
          <table:table-cell office:value-type="string">
            <text:p>64202.77</text:p>
          </table:table-cell>
          <table:table-cell office:value-type="string">
            <text:p>65699.29</text:p>
          </table:table-cell>
          <table:table-cell office:value-type="string">
            <text:p>65451.65</text:p>
          </table:table-cell>
          <table:table-cell office:value-type="string">
            <text:p>65353.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72302.7</text:p>
          </table:table-cell>
          <table:table-cell office:value-type="string">
            <text:p>74696.91</text:p>
          </table:table-cell>
          <table:table-cell office:value-type="string">
            <text:p>74592.34</text:p>
          </table:table-cell>
          <table:table-cell office:value-type="string">
            <text:p>73433.7</text:p>
          </table:table-cell>
          <table:table-cell office:value-type="string">
            <text:p>72541.28</text:p>
          </table:table-cell>
          <table:table-cell office:value-type="string">
            <text:p>72609.44</text:p>
          </table:table-cell>
          <table:table-cell office:value-type="string">
            <text:p>71712.37</text:p>
          </table:table-cell>
          <table:table-cell office:value-type="string">
            <text:p>73562.08</text:p>
          </table:table-cell>
          <table:table-cell office:value-type="string">
            <text:p>73211.18</text:p>
          </table:table-cell>
          <table:table-cell office:value-type="string">
            <text:p>73297.3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79891.02</text:p>
          </table:table-cell>
          <table:table-cell office:value-type="string">
            <text:p>82300.5</text:p>
          </table:table-cell>
          <table:table-cell office:value-type="string">
            <text:p>82383.56</text:p>
          </table:table-cell>
          <table:table-cell office:value-type="string">
            <text:p>81309.91</text:p>
          </table:table-cell>
          <table:table-cell office:value-type="string">
            <text:p>80287.27</text:p>
          </table:table-cell>
          <table:table-cell office:value-type="string">
            <text:p>80285.56</text:p>
          </table:table-cell>
          <table:table-cell office:value-type="string">
            <text:p>79235.07</text:p>
          </table:table-cell>
          <table:table-cell office:value-type="string">
            <text:p>81090.86</text:p>
          </table:table-cell>
          <table:table-cell office:value-type="string">
            <text:p>81119.44</text:p>
          </table:table-cell>
          <table:table-cell office:value-type="string">
            <text:p>81280.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87258.04</text:p>
          </table:table-cell>
          <table:table-cell office:value-type="string">
            <text:p>90221.79</text:p>
          </table:table-cell>
          <table:table-cell office:value-type="string">
            <text:p>90214.2</text:p>
          </table:table-cell>
          <table:table-cell office:value-type="string">
            <text:p>89023.84</text:p>
          </table:table-cell>
          <table:table-cell office:value-type="string">
            <text:p>87823.9</text:p>
          </table:table-cell>
          <table:table-cell office:value-type="string">
            <text:p>88046.88</text:p>
          </table:table-cell>
          <table:table-cell office:value-type="string">
            <text:p>87055.85</text:p>
          </table:table-cell>
          <table:table-cell office:value-type="string">
            <text:p>88711.64</text:p>
          </table:table-cell>
          <table:table-cell office:value-type="string">
            <text:p>88962.44</text:p>
          </table:table-cell>
          <table:table-cell office:value-type="string">
            <text:p>89218.2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94717.23</text:p>
          </table:table-cell>
          <table:table-cell office:value-type="string">
            <text:p>97750.25</text:p>
          </table:table-cell>
          <table:table-cell office:value-type="string">
            <text:p>97922.46</text:p>
          </table:table-cell>
          <table:table-cell office:value-type="string">
            <text:p>96855.75</text:p>
          </table:table-cell>
          <table:table-cell office:value-type="string">
            <text:p>95051.41</text:p>
          </table:table-cell>
          <table:table-cell office:value-type="string">
            <text:p>95610.65</text:p>
          </table:table-cell>
          <table:table-cell office:value-type="string">
            <text:p>94554.29</text:p>
          </table:table-cell>
          <table:table-cell office:value-type="string">
            <text:p>96178.99</text:p>
          </table:table-cell>
          <table:table-cell office:value-type="string">
            <text:p>96514.43</text:p>
          </table:table-cell>
          <table:table-cell office:value-type="float" office:value="96828">
            <text:p>96,828.00 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02449.91</text:p>
          </table:table-cell>
          <table:table-cell office:value-type="string">
            <text:p>105375.96</text:p>
          </table:table-cell>
          <table:table-cell office:value-type="string">
            <text:p>105501.48</text:p>
          </table:table-cell>
          <table:table-cell office:value-type="string">
            <text:p>104636.22</text:p>
          </table:table-cell>
          <table:table-cell office:value-type="string">
            <text:p>102358.26</text:p>
          </table:table-cell>
          <table:table-cell office:value-type="string">
            <text:p>103055.84</text:p>
          </table:table-cell>
          <table:table-cell office:value-type="string">
            <text:p>102217.6</text:p>
          </table:table-cell>
          <table:table-cell office:value-type="string">
            <text:p>103598.12</text:p>
          </table:table-cell>
          <table:table-cell office:value-type="string">
            <text:p>103881.78</text:p>
          </table:table-cell>
          <table:table-cell office:value-type="string">
            <text:p>104493.6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09668.12</text:p>
          </table:table-cell>
          <table:table-cell office:value-type="string">
            <text:p>112806.41</text:p>
          </table:table-cell>
          <table:table-cell office:value-type="string">
            <text:p>113137.73</text:p>
          </table:table-cell>
          <table:table-cell office:value-type="string">
            <text:p>111967.4</text:p>
          </table:table-cell>
          <table:table-cell office:value-type="string">
            <text:p>109693.56</text:p>
          </table:table-cell>
          <table:table-cell office:value-type="string">
            <text:p>110593.93</text:p>
          </table:table-cell>
          <table:table-cell office:value-type="string">
            <text:p>109368.49</text:p>
          </table:table-cell>
          <table:table-cell office:value-type="string">
            <text:p>110784.21</text:p>
          </table:table-cell>
          <table:table-cell office:value-type="string">
            <text:p>111376.23</text:p>
          </table:table-cell>
          <table:table-cell office:value-type="string">
            <text:p>112212.2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7019.9</text:p>
          </table:table-cell>
          <table:table-cell office:value-type="string">
            <text:p>120299.89</text:p>
          </table:table-cell>
          <table:table-cell office:value-type="string">
            <text:p>120461.9</text:p>
          </table:table-cell>
          <table:table-cell office:value-type="string">
            <text:p>119413.7</text:p>
          </table:table-cell>
          <table:table-cell office:value-type="string">
            <text:p>116789.51</text:p>
          </table:table-cell>
          <table:table-cell office:value-type="string">
            <text:p>117892.52</text:p>
          </table:table-cell>
          <table:table-cell office:value-type="string">
            <text:p>116423.5</text:p>
          </table:table-cell>
          <table:table-cell office:value-type="string">
            <text:p>117991.59</text:p>
          </table:table-cell>
          <table:table-cell office:value-type="string">
            <text:p>118879.19</text:p>
          </table:table-cell>
          <table:table-cell office:value-type="string">
            <text:p>119553.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24238.9</text:p>
          </table:table-cell>
          <table:table-cell office:value-type="string">
            <text:p>127699.51</text:p>
          </table:table-cell>
          <table:table-cell office:value-type="string">
            <text:p>127423.48</text:p>
          </table:table-cell>
          <table:table-cell office:value-type="string">
            <text:p>126912.32</text:p>
          </table:table-cell>
          <table:table-cell office:value-type="string">
            <text:p>123845.2</text:p>
          </table:table-cell>
          <table:table-cell office:value-type="string">
            <text:p>125261.03</text:p>
          </table:table-cell>
          <table:table-cell office:value-type="string">
            <text:p>123672.9</text:p>
          </table:table-cell>
          <table:table-cell office:value-type="string">
            <text:p>124825.06</text:p>
          </table:table-cell>
          <table:table-cell office:value-type="string">
            <text:p>126112.65</text:p>
          </table:table-cell>
          <table:table-cell office:value-type="string">
            <text:p>127002.2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31308.06</text:p>
          </table:table-cell>
          <table:table-cell office:value-type="string">
            <text:p>134690.97</text:p>
          </table:table-cell>
          <table:table-cell office:value-type="string">
            <text:p>134717.94</text:p>
          </table:table-cell>
          <table:table-cell office:value-type="string">
            <text:p>133959.23</text:p>
          </table:table-cell>
          <table:table-cell office:value-type="string">
            <text:p>130888.46</text:p>
          </table:table-cell>
          <table:table-cell office:value-type="string">
            <text:p>132471.83</text:p>
          </table:table-cell>
          <table:table-cell office:value-type="string">
            <text:p>130900.98</text:p>
          </table:table-cell>
          <table:table-cell office:value-type="string">
            <text:p>131982.67</text:p>
          </table:table-cell>
          <table:table-cell office:value-type="string">
            <text:p>133347.16</text:p>
          </table:table-cell>
          <table:table-cell office:value-type="string">
            <text:p>134509.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38017.94</text:p>
          </table:table-cell>
          <table:table-cell office:value-type="string">
            <text:p>142045.3</text:p>
          </table:table-cell>
          <table:table-cell office:value-type="string">
            <text:p>142074.58</text:p>
          </table:table-cell>
          <table:table-cell office:value-type="string">
            <text:p>141018.73</text:p>
          </table:table-cell>
          <table:table-cell office:value-type="string">
            <text:p>137934.75</text:p>
          </table:table-cell>
          <table:table-cell office:value-type="string">
            <text:p>139548.1</text:p>
          </table:table-cell>
          <table:table-cell office:value-type="string">
            <text:p>137989.41</text:p>
          </table:table-cell>
          <table:table-cell office:value-type="string">
            <text:p>139001.8</text:p>
          </table:table-cell>
          <table:table-cell office:value-type="string">
            <text:p>140549.73</text:p>
          </table:table-cell>
          <table:table-cell office:value-type="string">
            <text:p>141812.1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5019.5</text:p>
          </table:table-cell>
          <table:table-cell office:value-type="string">
            <text:p>149253.69</text:p>
          </table:table-cell>
          <table:table-cell office:value-type="string">
            <text:p>149138.27</text:p>
          </table:table-cell>
          <table:table-cell office:value-type="string">
            <text:p>147974.34</text:p>
          </table:table-cell>
          <table:table-cell office:value-type="string">
            <text:p>145224.98</text:p>
          </table:table-cell>
          <table:table-cell office:value-type="float" office:value="146771">
            <text:p>146,771.00 </text:p>
          </table:table-cell>
          <table:table-cell office:value-type="string">
            <text:p>144961.57</text:p>
          </table:table-cell>
          <table:table-cell office:value-type="string">
            <text:p>145583.31</text:p>
          </table:table-cell>
          <table:table-cell office:value-type="string">
            <text:p>147538.51</text:p>
          </table:table-cell>
          <table:table-cell office:value-type="string">
            <text:p>149330.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52106.44</text:p>
          </table:table-cell>
          <table:table-cell office:value-type="string">
            <text:p>156276.34</text:p>
          </table:table-cell>
          <table:table-cell office:value-type="string">
            <text:p>156130.12</text:p>
          </table:table-cell>
          <table:table-cell office:value-type="string">
            <text:p>154931.48</text:p>
          </table:table-cell>
          <table:table-cell office:value-type="string">
            <text:p>152262.93</text:p>
          </table:table-cell>
          <table:table-cell office:value-type="float" office:value="153740">
            <text:p>153,740.00 </text:p>
          </table:table-cell>
          <table:table-cell office:value-type="string">
            <text:p>152196.14</text:p>
          </table:table-cell>
          <table:table-cell office:value-type="string">
            <text:p>152637.18</text:p>
          </table:table-cell>
          <table:table-cell office:value-type="string">
            <text:p>154611.54</text:p>
          </table:table-cell>
          <table:table-cell office:value-type="string">
            <text:p>156858.4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59085.42</text:p>
          </table:table-cell>
          <table:table-cell office:value-type="string">
            <text:p>163411.83</text:p>
          </table:table-cell>
          <table:table-cell office:value-type="string">
            <text:p>163378.55</text:p>
          </table:table-cell>
          <table:table-cell office:value-type="string">
            <text:p>161892.11</text:p>
          </table:table-cell>
          <table:table-cell office:value-type="string">
            <text:p>159078.25</text:p>
          </table:table-cell>
          <table:table-cell office:value-type="string">
            <text:p>160545.06</text:p>
          </table:table-cell>
          <table:table-cell office:value-type="string">
            <text:p>159159.92</text:p>
          </table:table-cell>
          <table:table-cell office:value-type="string">
            <text:p>159659.86</text:p>
          </table:table-cell>
          <table:table-cell office:value-type="string">
            <text:p>161861.03</text:p>
          </table:table-cell>
          <table:table-cell office:value-type="string">
            <text:p>164264.3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65846.32</text:p>
          </table:table-cell>
          <table:table-cell office:value-type="string">
            <text:p>170459.81</text:p>
          </table:table-cell>
          <table:table-cell office:value-type="string">
            <text:p>170292.96</text:p>
          </table:table-cell>
          <table:table-cell office:value-type="string">
            <text:p>168813.83</text:p>
          </table:table-cell>
          <table:table-cell office:value-type="string">
            <text:p>165990.14</text:p>
          </table:table-cell>
          <table:table-cell office:value-type="string">
            <text:p>167492.74</text:p>
          </table:table-cell>
          <table:table-cell office:value-type="string">
            <text:p>166149.21</text:p>
          </table:table-cell>
          <table:table-cell office:value-type="string">
            <text:p>166589.16</text:p>
          </table:table-cell>
          <table:table-cell office:value-type="string">
            <text:p>168880.31</text:p>
          </table:table-cell>
          <table:table-cell office:value-type="string">
            <text:p>171524.9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72738.48</text:p>
          </table:table-cell>
          <table:table-cell office:value-type="string">
            <text:p>177561.79</text:p>
          </table:table-cell>
          <table:table-cell office:value-type="string">
            <text:p>177328.92</text:p>
          </table:table-cell>
          <table:table-cell office:value-type="string">
            <text:p>175656.31</text:p>
          </table:table-cell>
          <table:table-cell office:value-type="string">
            <text:p>172861.33</text:p>
          </table:table-cell>
          <table:table-cell office:value-type="string">
            <text:p>174376.54</text:p>
          </table:table-cell>
          <table:table-cell office:value-type="string">
            <text:p>173059.45</text:p>
          </table:table-cell>
          <table:table-cell office:value-type="string">
            <text:p>173445.89</text:p>
          </table:table-cell>
          <table:table-cell office:value-type="string">
            <text:p>175665.38</text:p>
          </table:table-cell>
          <table:table-cell office:value-type="string">
            <text:p>178390.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79556.67</text:p>
          </table:table-cell>
          <table:table-cell office:value-type="string">
            <text:p>184111.52</text:p>
          </table:table-cell>
          <table:table-cell office:value-type="string">
            <text:p>184125.21</text:p>
          </table:table-cell>
          <table:table-cell office:value-type="string">
            <text:p>182562.27</text:p>
          </table:table-cell>
          <table:table-cell office:value-type="string">
            <text:p>179831.73</text:p>
          </table:table-cell>
          <table:table-cell office:value-type="string">
            <text:p>181157.88</text:p>
          </table:table-cell>
          <table:table-cell office:value-type="string">
            <text:p>180013.06</text:p>
          </table:table-cell>
          <table:table-cell office:value-type="string">
            <text:p>180398.95</text:p>
          </table:table-cell>
          <table:table-cell office:value-type="string">
            <text:p>182746.47</text:p>
          </table:table-cell>
          <table:table-cell office:value-type="string">
            <text:p>185460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.5">
            <text:p>0.50 </text:p>
          </table:table-cell>
          <table:table-cell office:value-type="float" office:value="1">
            <text:p>1.00 </text:p>
          </table:table-cell>
          <table:table-cell office:value-type="float" office:value="1.5">
            <text:p>1.50 </text:p>
          </table:table-cell>
          <table:table-cell office:value-type="float" office:value="2">
            <text:p>2.00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.00 </text:p>
          </table:table-cell>
          <table:table-cell office:value-type="float" office:value="2">
            <text:p>2.00 </text:p>
          </table:table-cell>
          <table:table-cell office:value-type="float" office:value="3">
            <text:p>3.00 </text:p>
          </table:table-cell>
          <table:table-cell office:value-type="float" office:value="4">
            <text:p>4.00 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20P0" style:volatile="true" number:language="en" number:country="US">
      <number:number number:decimal-places="6" number:min-integer-digits="1"/>
      <number:text> </number:text>
    </number:number-style>
    <number:number-style style:name="N10120" number:language="en" number:country="US">
      <number:text>(</number:text>
      <number:number number:decimal-places="6" number:min-integer-digits="1"/>
      <number:text>)</number:text>
      <style:map style:condition="value()&gt;=0" style:apply-style-name="N10120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18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3T18:44:25.22</dc:date>
    <dc:creator>Alan Calderon Castro</dc:creator>
    <meta:generator>LibreOffice/3.4$Win32 LibreOffice_project/340m1$Build-302</meta:generator>
    <meta:editing-duration>PT59M32S</meta:editing-duration>
    <meta:editing-cycles>1</meta:editing-cycles>
    <meta:document-statistic meta:table-count="1" meta:cell-count="369" meta:object-count="0"/>
  </office:meta>
</office:document-meta>
</file>